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0d1a40" officeooo:paragraph-rsid="000d1a40"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style>
    <style:style style:name="P5" style:family="paragraph" style:parent-style-name="Text_20_body">
      <style:paragraph-properties fo:margin-top="0in" fo:margin-bottom="0in" loext:contextual-spacing="false" fo:line-height="138%" style:writing-mode="lr-tb"/>
      <style:text-properties officeooo:paragraph-rsid="000e2265"/>
    </style:style>
    <style:style style:name="P6" style:family="paragraph" style:parent-style-name="Heading_20_1">
      <style:paragraph-properties fo:line-height="150%"/>
      <style:text-properties style:font-name="arial" fo:font-size="11pt" style:font-size-asian="11pt" style:font-size-complex="11pt"/>
    </style:style>
    <style:style style:name="P7" style:family="paragraph" style:parent-style-name="Standard">
      <style:paragraph-properties fo:line-height="150%"/>
      <style:text-properties style:font-name="arial" fo:font-size="11pt" fo:font-weight="bold" officeooo:rsid="000e2265" officeooo:paragraph-rsid="000e2265" style:font-size-asian="11pt" style:font-weight-asian="bold" style:font-size-complex="11pt" style:font-weight-complex="bold"/>
    </style:style>
    <style:style style:name="P8" style:family="paragraph" style:parent-style-name="Standard">
      <style:paragraph-properties fo:line-height="150%"/>
      <style:text-properties style:font-name="arial" fo:font-size="11pt" fo:font-style="normal" fo:font-weight="normal" officeooo:rsid="000e2265" officeooo:paragraph-rsid="000e2265"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text-properties style:font-name="arial" fo:font-size="11pt" fo:font-weight="normal" officeooo:rsid="000e2265" officeooo:paragraph-rsid="000e2265" style:font-size-asian="11pt" style:font-weight-asian="normal" style:font-size-complex="11pt" style:font-weight-complex="normal"/>
    </style:style>
    <style:style style:name="P10" style:family="paragraph" style:parent-style-name="Standard">
      <style:paragraph-properties fo:line-height="150%"/>
      <style:text-properties style:font-name="arial" fo:font-size="11pt" fo:font-weight="normal" officeooo:rsid="000eceb1" officeooo:paragraph-rsid="000eceb1" style:font-size-asian="11pt" style:font-weight-asian="normal" style:font-size-complex="11pt" style:font-weight-complex="normal"/>
    </style:style>
    <style:style style:name="P11" style:family="paragraph" style:parent-style-name="Text_20_body">
      <style:paragraph-properties fo:line-height="150%"/>
      <style:text-properties style:font-name="arial" fo:font-size="11pt" style:font-size-asian="11pt" style:font-size-complex="11pt"/>
    </style:style>
    <style:style style:name="P12" style:family="paragraph" style:parent-style-name="Preformatted_20_Text">
      <style:paragraph-properties fo:line-height="150%"/>
    </style:style>
    <style:style style:name="P13" style:family="paragraph" style:parent-style-name="Preformatted_20_Text">
      <style:paragraph-properties fo:margin-top="0in" fo:margin-bottom="0.1965in" loext:contextual-spacing="false" fo:line-height="150%"/>
    </style:style>
    <style:style style:name="P14" style:family="paragraph" style:parent-style-name="Standard">
      <style:paragraph-properties fo:line-height="150%"/>
      <style:text-properties style:font-name="arial" fo:font-size="11pt" officeooo:paragraph-rsid="000e2265" style:font-size-asian="11pt" style:font-size-complex="11pt"/>
    </style:style>
    <style:style style:name="P15" style:family="paragraph" style:parent-style-name="Standard">
      <style:paragraph-properties fo:line-height="150%"/>
      <style:text-properties style:font-name="arial" fo:font-size="11pt" fo:font-weight="bold" officeooo:rsid="000e2265" officeooo:paragraph-rsid="000e2265" style:font-size-asian="11pt" style:font-weight-asian="bold" style:font-size-complex="11pt" style:font-weight-complex="bold"/>
    </style:style>
    <style:style style:name="P16" style:family="paragraph" style:parent-style-name="Standard">
      <style:paragraph-properties fo:line-height="150%"/>
      <style:text-properties style:font-name="arial" fo:font-size="11pt" fo:font-weight="bold" officeooo:paragraph-rsid="000e2265" style:font-size-asian="11pt" style:font-weight-asian="bold" style:font-size-complex="11pt" style:font-weight-complex="bold"/>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e2265" style:text-blinking="false" fo:background-color="transparent"/>
    </style:style>
    <style:style style:name="P18" style:family="paragraph" style:parent-style-name="Text_20_body" style:list-style-name="L1">
      <style:paragraph-properties fo:margin-top="0in" fo:margin-bottom="0in" loext:contextual-spacing="false" fo:line-height="150%"/>
      <style:text-properties style:font-name="arial" fo:font-size="11pt" style:font-size-asian="11pt" style:font-size-complex="11p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style:font-name="arial" fo:font-size="11pt" style:font-size-asian="11pt" style:font-size-complex="11pt"/>
    </style:style>
    <style:style style:name="T5" style:family="text">
      <style:text-properties officeooo:rsid="000eceb1"/>
    </style:style>
    <style:style style:name="T6" style:family="text">
      <style:text-properties fo:font-weight="bold" officeooo:rsid="000e2265" style:font-weight-asian="bold" style:font-weight-complex="bold"/>
    </style:style>
    <style:style style:name="T7" style:family="text">
      <style:text-properties fo:font-weight="bold" officeooo:rsid="000f402d" style:font-weight-asian="bold" style:font-weight-complex="bold"/>
    </style:style>
    <style:style style:name="T8" style:family="text">
      <style:text-properties officeooo:rsid="000f402d"/>
    </style:style>
    <text:list-style style:name="L1">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dme.md</text:p>
      <text:p text:style-name="P1"/>
      <text:p text:style-name="P1"><text:bookmark text:name="docs-internal-guid-22dc44e3-7fff-bf9c-6152-b3d2c9ccd023"/>Short project description: </text:p>
      <text:p text:style-name="Text_20_body"/>
      <text:p text:style-name="P1">Customer: Marc David</text:p>
      <text:p text:style-name="Text_20_body"/>
      <text:p text:style-name="P1">Title: Home at the Movies</text:p>
      <text:p text:style-name="Text_20_body"/>
      <text:p text:style-name="P1">Target audience: People of all ages who are interested/enthusiastic about films.</text:p>
      <text:p text:style-name="Text_20_body"/>
      <text:p text:style-name="P1">Activation: Via social media, networking, and spamming.</text:p>
      <text:p text:style-name="Text_20_body"/>
      <text:p text:style-name="P4"><text:span text:style-name="T1">Vision/goal: </text:span><text:span text:style-name="T2">The idea is to provide a place where info about, and critiques on, movies can be shared and found. Suggestions for film evenings through film recommendations, a comment section, the ability to send in suggestions and op-eds (post-review) make for a more interactive site, which should garner interest and, consequently, traffic. Much time is lost on deciding what to watch, either when alone, or in company. One of the desired purposes of this site/blog is to aid people in reducing that time.</text:span></text:p>
      <text:p text:style-name="Text_20_body"/>
      <text:p text:style-name="P4"><text:span text:style-name="T1">Detail:</text:span><text:span text:style-name="T3"> </text:span><text:span text:style-name="T2">Blog style website with search, comment, and contribution functionality with an authenticated environment based on three identities: 1) the unregistered user (‘visitor’)</text:span></text:p>
      <text:p text:style-name="P3">2) the registered user who may comment (‘contributor’) 3) the administrator (‘admin’)</text:p>
      <text:p text:style-name="Text_20_body"/>
      <text:p text:style-name="P3">Registered users will be able to send in content they create, subject to review by admin whether posted or not (disclaimer!!!!)</text:p>
      <text:p text:style-name="Text_20_body"/>
      <text:p text:style-name="P3">Contact form will be available to all to send in suggestions or questions to admin</text:p>
      <text:p text:style-name="Standard"/>
      <text:p text:style-name="P5"><text:span text:style-name="T1">Tools:</text:span><text:span text:style-name="T3"> </text:span><text:span text:style-name="T2">Laravel/breeze framework, MySQL database</text:span></text:p>
      <text:p text:style-name="P17"/>
      <text:p text:style-name="P7">Installation: </text:p>
      <text:p text:style-name="P7"/>
      <text:p text:style-name="P16">Upgrade npm version:</text:p>
      <text:p text:style-name="P14">sudo npm cache clean -f</text:p>
      <text:p text:style-name="P14">sudo npm install -g n</text:p>
      <text:p text:style-name="P14">sudo n stable</text:p>
      <text:p text:style-name="P14"><text:soft-page-break/>node -v</text:p>
      <text:p text:style-name="P14"/>
      <text:p text:style-name="P16">Use correct nvm version:</text:p>
      <text:p text:style-name="P14">nvm use v--.--.-</text:p>
      <text:h text:style-name="P6" text:outline-level="1"><text:bookmark text:name="user-content-standart-laravel-installation"/>Standar<text:span text:style-name="T5">d</text:span> Laravel Installation</text:h>
      <text:p text:style-name="P11">Open up a folder in which you want your new project. *change ProjectName to the name of your project</text:p>
      <text:p text:style-name="P11">Run in Terminal:</text:p>
      <text:p text:style-name="P13"><text:span text:style-name="Source_20_Text"><text:span text:style-name="T4">$ curl -s "http://laravel.build/ProjectName" | bash</text:span></text:span></text:p>
      <text:h text:style-name="P6" text:outline-level="1"><text:bookmark text:name="user-content-add-phpmyadmin-to-the-docker-composeyml"/>Add phpmyadmin to the docker-compose.yml</text:h>
      <text:p text:style-name="P11">Open up the docker-compose.yml and add following lines. (e.g after the mysql service)</text:p>
      <text:p text:style-name="P12"><text:span text:style-name="Source_20_Text"><text:span text:style-name="T4">phpmyadmin:</text:span></text:span></text:p>
      <text:p text:style-name="P12"><text:span text:style-name="Source_20_Text"><text:span text:style-name="T4"><text:s text:c="4"/>image: phpmyadmin/phpmyadmin:5</text:span></text:span></text:p>
      <text:p text:style-name="P12"><text:span text:style-name="Source_20_Text"><text:span text:style-name="T4"><text:s text:c="4"/>ports:</text:span></text:span></text:p>
      <text:p text:style-name="P12"><text:span text:style-name="Source_20_Text"><text:span text:style-name="T4"><text:s text:c="8"/>- 8080:80</text:span></text:span></text:p>
      <text:p text:style-name="P12"><text:span text:style-name="Source_20_Text"><text:span text:style-name="T4"><text:s text:c="8"/>links:</text:span></text:span></text:p>
      <text:p text:style-name="P12"><text:span text:style-name="Source_20_Text"><text:span text:style-name="T4"><text:s text:c="4"/>- mysql</text:span></text:span></text:p>
      <text:p text:style-name="P12"><text:span text:style-name="Source_20_Text"><text:span text:style-name="T4"><text:s text:c="8"/>environment:</text:span></text:span></text:p>
      <text:p text:style-name="P12"><text:span text:style-name="Source_20_Text"><text:span text:style-name="T4"><text:s text:c="4"/>PMA_HOST: mysql</text:span></text:span></text:p>
      <text:p text:style-name="P12"><text:span text:style-name="Source_20_Text"><text:span text:style-name="T4"><text:s text:c="4"/>PMA_PORT: 3306</text:span></text:span></text:p>
      <text:p text:style-name="P12"><text:span text:style-name="Source_20_Text"><text:span text:style-name="T4"><text:s text:c="8"/>depends_on:</text:span></text:span></text:p>
      <text:p text:style-name="P12"><text:span text:style-name="Source_20_Text"><text:span text:style-name="T4"><text:s text:c="12"/>mysql:</text:span></text:span></text:p>
      <text:p text:style-name="P12"><text:span text:style-name="Source_20_Text"><text:span text:style-name="T4"><text:s text:c="16"/>condition: service_healthy</text:span></text:span></text:p>
      <text:p text:style-name="P12"><text:span text:style-name="Source_20_Text"><text:span text:style-name="T4"><text:s text:c="4"/>networks:</text:span></text:span></text:p>
      <text:p text:style-name="P13"><text:span text:style-name="Source_20_Text"><text:span text:style-name="T4"><text:s text:c="8"/>- sail</text:span></text:span></text:p>
      <text:h text:style-name="P6" text:outline-level="1"><text:bookmark text:name="user-content-activate-protected-routes"/>Activate protected routes</text:h>
      <text:p text:style-name="P11">To write shorter Routes using methods like Route::get('/home', 'HomeController@index')</text:p>
      <text:p text:style-name="P11">Open up app/Providers/RouteServiceProviders search for</text:p>
      <text:p text:style-name="P13"><text:span text:style-name="Source_20_Text"><text:span text:style-name="T4">// protected $namespace = 'App\\Http\\Controllers';</text:span></text:span></text:p>
      <text:p text:style-name="P11"><text:soft-page-break/>activate it by deleting the //</text:p>
      <text:h text:style-name="P6" text:outline-level="1"><text:bookmark text:name="user-content-install-breeze"/>Install Breeze</text:h>
      <text:p text:style-name="P11">Run in Terminal:</text:p>
      <text:p text:style-name="P12"><text:span text:style-name="Source_20_Text"><text:span text:style-name="T4">$ sail composer require laravel/breeze --dev</text:span></text:span></text:p>
      <text:p text:style-name="P12"><text:span text:style-name="Source_20_Text"><text:span text:style-name="T4">$ sail artisan breeze:install</text:span></text:span></text:p>
      <text:p text:style-name="P12"><text:span text:style-name="Source_20_Text"><text:span text:style-name="T4">$ sail npm install &amp;&amp; sail npm run dev</text:span></text:span></text:p>
      <text:p text:style-name="P13"><text:span text:style-name="Source_20_Text"><text:span text:style-name="T4">$ sail artisan migrate:fresh</text:span></text:span></text:p>
      <text:h text:style-name="P6" text:outline-level="1"><text:bookmark text:name="user-content-install-spatie"/>Install Spatie</text:h>
      <text:p text:style-name="P11">Run in Terminal:</text:p>
      <text:p text:style-name="P13"><text:span text:style-name="Source_20_Text"><text:span text:style-name="T4">$ sail composer require spatie/laravel-permission</text:span></text:span></text:p>
      <text:p text:style-name="P11">Open up config/app.php and add to the 'providers' array: for e.g. under Application Service Providers...</text:p>
      <text:p text:style-name="P13"><text:span text:style-name="Source_20_Text"><text:span text:style-name="T4">Spatie\Permission\PermissionServiceProvider::class,</text:span></text:span></text:p>
      <text:p text:style-name="P11">Run in Terminal:</text:p>
      <text:p text:style-name="P12"><text:span text:style-name="Source_20_Text"><text:span text:style-name="T4">$ sail artisan vendor:publish --provider="Spatie\Permission\PermissionServiceProvider"</text:span></text:span></text:p>
      <text:p text:style-name="P13"><text:span text:style-name="Source_20_Text"><text:span text:style-name="T4">$ sail artisan optimize:clear</text:span></text:span></text:p>
      <text:p text:style-name="P11">Open app/Models/User.php Add on Top:</text:p>
      <text:p text:style-name="P13"><text:span text:style-name="Source_20_Text"><text:span text:style-name="T4">use Spatie\Permission\Traits\HasRoles;</text:span></text:span></text:p>
      <text:p text:style-name="P11">Change use HasApiTokens, HasFactory, Notifiable; to:</text:p>
      <text:p text:style-name="P13"><text:span text:style-name="Source_20_Text"><text:span text:style-name="T4">use HasApiTokens, HasFactory, Notifiable, HasRoles;</text:span></text:span></text:p>
      <text:p text:style-name="P11">Run in Terminal:</text:p>
      <text:p text:style-name="P13"><text:span text:style-name="Source_20_Text"><text:span text:style-name="T4">$ sail artisan migrate:fresh</text:span></text:span></text:p>
      <text:p text:style-name="P7">With Vue</text:p>
      <text:p text:style-name="P8">If you wanna add vue js, try the following:</text:p>
      <text:p text:style-name="P8">sail artisan breeze:install vue</text:p>
      <text:p text:style-name="P8">sail npm install</text:p>
      <text:p text:style-name="P8">sail npm run dev</text:p>
      <text:p text:style-name="P8"><text:soft-page-break/>sail artisan migrate</text:p>
      <text:p text:style-name="P7"/>
      <text:p text:style-name="P7">With Sass</text:p>
      <text:p text:style-name="P9">In webpack.mix.js, diese Zeile mit sass nach zum Beipspiel der Zeile für js (mix.js...)</text:p>
      <text:p text:style-name="P9">hinzufügen:</text:p>
      <text:p text:style-name="P9">.sass("resources/sass/app.scss", "public/css")</text:p>
      <text:p text:style-name="P9"/>
      <text:p text:style-name="P7">Jetzt noch:</text:p>
      <text:p text:style-name="P9">sail npm install</text:p>
      <text:p text:style-name="P9"/>
      <text:p text:style-name="P9">You also need to create the folder sass in resources, plus the file app.scss in the new folder</text:p>
      <text:p text:style-name="P9">sass.</text:p>
      <text:p text:style-name="P7"/>
      <text:p text:style-name="P7">To compile the sass file manually use:</text:p>
      <text:p text:style-name="P9">sail npm run dev</text:p>
      <text:p text:style-name="P9"/>
      <text:p text:style-name="P7">Or, to create a watcher for changes in the sass file and compile it then:</text:p>
      <text:p text:style-name="P7"/>
      <text:p text:style-name="P9">sail npm run watch</text:p>
      <text:p text:style-name="P9"/>
      <text:p text:style-name="P7">And if you want to use the stylesheet or the js-file in your blade templates, the correct was to</text:p>
      <text:p text:style-name="P7">include them is this one:</text:p>
      <text:p text:style-name="P7"/>
      <text:p text:style-name="P9">&lt;link rel="stylesheet" href="{{ mix('css/app.css') }}"&gt;</text:p>
      <text:p text:style-name="P9">&lt;script src="{{ mix('js/app.js') }}"&gt;&lt;/script&gt;</text:p>
      <text:p text:style-name="P7"/>
      <text:p text:style-name="P7">See also: https://laravel.com/docs/8.x/mix#sass</text:p>
      <text:p text:style-name="P7"/>
      <text:p text:style-name="P7">Images in Laravel Blade Templates</text:p>
      <text:p text:style-name="P7"/>
      <text:p text:style-name="P7">If you want to use images, you can create an images folder in your public folder and put your</text:p>
      <text:p text:style-name="P7">images there. In the html use something like this:</text:p>
      <text:p text:style-name="P9">&lt;img src="{{ asset('images/superman.jpg')}}"&gt;</text:p>
      <text:p text:style-name="P9"/>
      <text:p text:style-name="P10">I then tested the sass to ascertain that it was connected and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1T16:53:49.272635007</meta:creation-date>
    <dc:date>2021-10-18T09:13:16.604590821</dc:date>
    <meta:editing-duration>PT7M32S</meta:editing-duration>
    <meta:editing-cycles>3</meta:editing-cycles>
    <meta:generator>LibreOffice/6.0.7.3$Linux_X86_64 LibreOffice_project/00m0$Build-3</meta:generator>
    <meta:document-statistic meta:table-count="0" meta:image-count="0" meta:object-count="0" meta:page-count="4" meta:paragraph-count="93" meta:word-count="591" meta:character-count="4078" meta:non-whitespace-character-count="3490"/>
  </office:meta>
</office:document-meta>
</file>